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3a5f8b" svg:stroke-linecap="butt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71cm" svg:stroke-color="#3a5f8b" svg:stroke-linecap="butt" draw:fill="solid" draw:fill-color="#fdeada" draw:textarea-vertical-align="middle" draw:auto-grow-height="false" draw:fit-to-size="false" style:shrink-to-fit="false" fo:min-height="9.576cm" fo:min-width="5.1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3a5f8b" svg:stroke-linecap="butt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71cm" svg:stroke-color="#3a5f8b" svg:stroke-linecap="butt" draw:fill="solid" draw:fill-color="#fac09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3a5f8b" svg:stroke-linecap="butt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svg:stroke-linecap="butt" draw:fill="solid" draw:fill-color="#1e1c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5.027cm" fo:min-width="23.90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6.25cm" fo:min-width="4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6.25cm" fo:min-width="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2.427cm" fo:min-width="23.50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.784cm" fo:min-width="23.50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1.576cm" fo:min-width="23.50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4.751cm" fo:min-width="17.702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20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25cm" fo:min-width="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2.427cm" fo:min-width="23.503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.784cm" fo:min-width="23.503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1.576cm" fo:min-width="23.50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1.35cm" fo:min-width="2.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3" style:family="presentation" style:parent-style-name="Em_20_br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4f81bd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c0504d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fdead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deada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ac090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1e1c11"/>
      <style:paragraph-properties fo:text-align="center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4f81b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6pt" fo:letter-spacing="normal" fo:language="pt" fo:country="BR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pt" fo:country="B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custom-shape draw:name="Retângulo 3" draw:style-name="gr1" draw:text-style-name="P1" draw:layer="layout" svg:width="22.401cm" svg:height="3.399cm" svg:x="1.699cm" svg:y="0.72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" draw:text-style-name="P1" draw:layer="layout" svg:width="22.401cm" svg:height="11.4cm" svg:x="1.699cm" svg:y="5.2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" draw:text-style-name="P1" draw:layer="layout" svg:width="22.401cm" svg:height="1.399cm" svg:x="1.699cm" svg:y="16.926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3" draw:text-style-name="P3" draw:layer="layout" svg:width="15.001cm" svg:height="9.8cm" svg:x="2.299cm" svg:y="5.525cm">
          <text:p text:style-name="P2"><text:span text:style-name="T1">HiSTÓ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4" draw:text-style-name="P4" draw:layer="layout" svg:width="5.6cm" svg:height="9.825cm" svg:x="17.901cm" svg:y="5.5cm">
          <text:p text:style-name="P2"><text:span text:style-name="T1">MA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5" draw:text-style-name="P5" draw:layer="layout" svg:width="6.2cm" svg:height="1.999cm" svg:x="2.299cm" svg:y="1.324cm">
          <text:p text:style-name="P2"><text:span text:style-name="T1">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5" draw:text-style-name="P5" draw:layer="layout" svg:width="6.9cm" svg:height="4.399cm" svg:x="2.699cm" svg:y="5.762cm">
          <text:p text:style-name="P2"><text:span text:style-name="T1">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" draw:text-style-name="P1" draw:layer="layout" svg:width="22.401cm" svg:height="0.599cm" svg:x="1.699cm" svg:y="4.324cm">
          <text:p text:style-name="P2"><text:span text:style-name="T1">MENU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ixaDeTexto 1" draw:style-name="gr6" draw:text-style-name="P6" draw:layer="layout" svg:width="3.599cm" svg:height="1.013cm" svg:x="11.06cm" svg:y="1.924cm">
          <text:p text:style-name="P2"><text:span text:style-name="T2">INDE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draw:custom-shape draw:name="Retângulo 14" draw:style-name="gr1" draw:text-style-name="P1" draw:layer="layout" svg:width="25.399cm" svg:height="19.04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" draw:text-style-name="P3" draw:layer="layout" svg:width="24.532cm" svg:height="1.799cm" svg:x="0.368cm" svg:y="16.726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3" draw:text-style-name="P3" draw:layer="layout" svg:width="24.602cm" svg:height="1.799cm" svg:x="0.299cm" svg:y="0.524cm">
          <text:p text:style-name="P2"><text:span text:style-name="T1">LOGO E H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8" draw:text-style-name="P8" draw:layer="layout" svg:width="24.602cm" svg:height="4.199cm" svg:x="0.264cm" svg:y="2.924cm">
          <text:p text:style-name="P2"><text:span text:style-name="T1">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3" draw:text-style-name="P3" draw:layer="layout" svg:width="24.262cm" svg:height="0.799cm" svg:x="0.368cm" svg:y="3.057cm">
          <text:p text:style-name="P2"><text:span text:style-name="T1">H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8" draw:text-style-name="P8" draw:layer="layout" svg:width="24.602cm" svg:height="4.199cm" svg:x="0.264cm" svg:y="7.725cm">
          <text:p text:style-name="P2"><text:span text:style-name="T1">TEXTO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3" draw:text-style-name="P3" draw:layer="layout" svg:width="24.532cm" svg:height="0.799cm" svg:x="0.264cm" svg:y="7.767cm">
          <text:p text:style-name="P2"><text:span text:style-name="T1">H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0" draw:style-name="gr8" draw:text-style-name="P8" draw:layer="layout" svg:width="24.602cm" svg:height="4.199cm" svg:x="0.32cm" svg:y="12.125cm">
          <text:p text:style-name="P2"><text:span text:style-name="T1">TEXTO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3" draw:text-style-name="P3" draw:layer="layout" svg:width="24.532cm" svg:height="1.199cm" svg:x="0.431cm" svg:y="12.125cm">
          <text:p text:style-name="P2"><text:span text:style-name="T1">H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6" draw:text-style-name="P6" draw:layer="layout" svg:width="3.599cm" svg:height="1.013cm" svg:x="1.699cm" svg:y="0.898cm">
          <text:p text:style-name="P2"><text:span text:style-name="T2">PER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custom-shape draw:name="Retângulo 5" draw:style-name="gr1" draw:text-style-name="P1" draw:layer="layout" svg:width="24.802cm" svg:height="19.044cm" svg:x="0.359cm" svg:y="0.00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3" draw:text-style-name="P3" draw:layer="layout" svg:width="24.802cm" svg:height="0.761cm" svg:x="0.359cm" svg:y="0.005cm">
          <text:p text:style-name="P2"><text:span text:style-name="T1">TO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3" draw:text-style-name="P3" draw:layer="layout" svg:width="24.802cm" svg:height="0.761cm" svg:x="0.359cm" svg:y="18.118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9" draw:text-style-name="P5" draw:layer="layout" svg:width="7.6cm" svg:height="3.399cm" svg:x="17.1cm" svg:y="1.12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5" draw:layer="layout" svg:width="15.989cm" svg:height="3.399cm" svg:x="0.71cm" svg:y="1.12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9" draw:text-style-name="P5" draw:layer="layout" svg:width="24.002cm" svg:height="2.299cm" svg:x="0.699cm" svg:y="4.92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9" draw:text-style-name="P5" draw:layer="layout" svg:width="24.002cm" svg:height="3.198cm" svg:x="0.699cm" svg:y="7.72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9" draw:text-style-name="P5" draw:layer="layout" svg:width="24.002cm" svg:height="3.199cm" svg:x="0.759cm" svg:y="11.3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9" draw:text-style-name="P5" draw:layer="layout" svg:width="24.002cm" svg:height="2.799cm" svg:x="0.722cm" svg:y="14.92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5" draw:style-name="gr10" draw:text-style-name="P9" draw:layer="layout" svg:x1="12.7cm" svg:y1="10.925cm" svg:x2="12.701cm" svg:y2="7.323cm">
          <text:p/>
        </draw:line>
        <draw:custom-shape draw:name="Retângulo 19" draw:style-name="gr5" draw:text-style-name="P5" draw:layer="layout" svg:width="3.199cm" svg:height="2.199cm" svg:x="1.099cm" svg:y="1.724cm">
          <text:p text:style-name="P2"><text:span text:style-name="T1">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0" draw:style-name="gr2" draw:text-style-name="P1" draw:layer="layout" svg:width="1.199cm" svg:height="0.599cm" svg:x="17.501cm" svg:y="1.273cm">
          <text:p text:style-name="P2"><text:span text:style-name="T3">ÍC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2" draw:text-style-name="P1" draw:layer="layout" svg:width="1.199cm" svg:height="0.599cm" svg:x="17.501cm" svg:y="2.12cm">
          <text:p text:style-name="P2"><text:span text:style-name="T3">ÍC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2" draw:text-style-name="P1" draw:layer="layout" svg:width="1.199cm" svg:height="0.599cm" svg:x="17.501cm" svg:y="2.894cm">
          <text:p text:style-name="P2"><text:span text:style-name="T3">ÍC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3" draw:style-name="gr2" draw:text-style-name="P1" draw:layer="layout" svg:width="1.199cm" svg:height="0.599cm" svg:x="17.501cm" svg:y="3.624cm">
          <text:p text:style-name="P2"><text:span text:style-name="T3">ÍC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2" draw:text-style-name="P1" draw:layer="layout" svg:width="1.83cm" svg:height="1.799cm" svg:x="0.868cm" svg:y="5.125cm">
          <text:p text:style-name="P2"><text:span text:style-name="T4">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2" draw:text-style-name="P1" draw:layer="layout" svg:width="1.599cm" svg:height="2.399cm" svg:x="1.099cm" svg:y="11.725cm">
          <text:p text:style-name="P2"><text:span text:style-name="T4">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2" draw:text-style-name="P1" draw:layer="layout" svg:width="1.693cm" svg:height="1.999cm" svg:x="1.005cm" svg:y="15.326cm">
          <text:p text:style-name="P2"><text:span text:style-name="T4">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7" draw:style-name="gr6" draw:text-style-name="P6" draw:layer="layout" svg:width="3.599cm" svg:height="1.013cm" svg:x="5.899cm" svg:y="2.311cm">
          <text:p text:style-name="P2"><text:span text:style-name="T2">PERFI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custom-shape draw:name="Retângulo 3" draw:style-name="gr2" draw:text-style-name="P1" draw:layer="layout" svg:width="24.402cm" svg:height="1.999cm" svg:x="0.499cm" svg:y="16.726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1" draw:text-style-name="P10" draw:layer="layout" svg:width="24.402cm" svg:height="2.799cm" svg:x="0.499cm" svg:y="13.525cm">
          <text:p text:style-name="P2"><text:span text:style-name="T1">Newsletter – Receba Promo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12" draw:text-style-name="P1" draw:layer="layout" svg:width="24.402cm" svg:height="5.276cm" svg:x="0.499cm" svg:y="0.7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3" draw:text-style-name="P3" draw:layer="layout" svg:width="5.6cm" svg:height="1.199cm" svg:x="18.84cm" svg:y="2.204cm">
          <text:p text:style-name="P2"><text:span text:style-name="T1">LOGI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" draw:text-style-name="P3" draw:layer="layout" svg:width="5.6cm" svg:height="1.199cm" svg:x="18.93cm" svg:y="3.924cm">
          <text:p text:style-name="P2"><text:span text:style-name="T1">SEN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2" draw:text-style-name="P1" draw:layer="layout" svg:width="10.411cm" svg:height="3.399cm" svg:x="7.494cm" svg:y="1.924cm">
          <text:p text:style-name="P2"><text:span text:style-name="T1">Cadastre-se para hospedagem 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2" draw:text-style-name="P1" draw:layer="layout" svg:width="3.888cm" svg:height="3.399cm" svg:x="1.299cm" svg:y="1.924cm">
          <text:p text:style-name="P2"><text:span text:style-name="T1">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6" draw:text-style-name="P6" draw:layer="layout" svg:width="3.599cm" svg:height="1.013cm" svg:x="10.367cm" svg:y="0.829cm">
          <text:p text:style-name="P2"><text:span text:style-name="T2">PRODUT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1" draw:layer="layout" svg:width="5cm" svg:height="6.5cm" draw:transform="skewX (0.00244346095279206) translate (0.515cm 6.5cm)">
          <text:p text:style-name="P11">Planos e </text:p>
          <text:p text:style-name="P11">Produ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2.5cm" svg:height="6.5cm" svg:x="7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6.594cm" svg:height="0.962cm" svg:x="10.5cm" svg:y="8.962cm">
          <draw:text-box>
            <text:p>Descrição do Produto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draw:custom-shape draw:name="Retângulo 1" draw:style-name="gr16" draw:text-style-name="P14" draw:layer="layout" svg:width="24.002cm" svg:height="2.676cm" svg:x="0.899cm" svg:y="0.5cm">
          <text:p text:style-name="P13"><text:span text:style-name="T1"><text:s text:c="1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5" draw:layer="layout" svg:width="24.002cm" svg:height="1.033cm" svg:x="0.948cm" svg:y="3.5cm">
          <text:p text:style-name="P2"><text:span text:style-name="T1">NAVEGAÇAO (MEN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18" draw:text-style-name="P15" draw:layer="layout" svg:width="24.002cm" svg:height="1.825cm" svg:x="0.899cm" svg:y="16.5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19" draw:text-style-name="P1" draw:layer="layout" svg:width="18.201cm" svg:height="5cm" svg:x="4.099cm" svg:y="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2" draw:text-style-name="P1" draw:layer="layout" svg:width="2.999cm" svg:height="1.599cm" svg:x="2.499cm" svg:y="1.124cm">
          <text:p text:style-name="P2"><text:span text:style-name="T1">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20" draw:text-style-name="P16" draw:layer="layout" svg:width="7.101cm" svg:height="1.013cm" svg:x="10.399cm" svg:y="8.487cm">
          <text:p text:style-name="P13"><text:span text:style-name="T1">CADASTRO DE SERVIÇ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1" draw:layer="layout" svg:width="21cm" svg:height="1.5cm" svg:x="2.5cm" svg:y="5cm">
          <text:p text:style-name="P11">Dashboard de Navegação após login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8.5cm" svg:height="3.5cm" svg:x="4cm" svg:y="12.5cm">
          <text:p text:style-name="P11">Lista de Serviços 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10.5cm" svg:height="1cm" svg:x="9.5cm" svg:y="1.5cm">
          <draw:text-box>
            <text:p>Painel para adicionar Produtos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draw:custom-shape draw:name="Retângulo 1_0" draw:style-name="gr24" draw:text-style-name="P14" draw:layer="layout" svg:width="24.002cm" svg:height="2.676cm" svg:x="0.899cm" svg:y="0.324cm">
          <text:p text:style-name="P13"><text:span text:style-name="T1"><text:s text:c="1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_1" draw:style-name="gr25" draw:text-style-name="P15" draw:layer="layout" svg:width="24.002cm" svg:height="1.033cm" svg:x="0.948cm" svg:y="3.5cm">
          <text:p text:style-name="P2"><text:span text:style-name="T1">NAVEGAÇAO (MEN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_1" draw:style-name="gr26" draw:text-style-name="P15" draw:layer="layout" svg:width="24.002cm" svg:height="1.825cm" svg:x="0.899cm" svg:y="16.5cm">
          <text:p text:style-name="P2"><text:span text:style-name="T1">RODA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1" draw:style-name="gr19" draw:text-style-name="P1" draw:layer="layout" svg:width="18.201cm" svg:height="5cm" svg:x="4.099cm" svg:y="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_1" draw:style-name="gr27" draw:text-style-name="P15" draw:layer="layout" svg:width="2.999cm" svg:height="1.599cm" svg:x="2.499cm" svg:y="1.124cm">
          <text:p text:style-name="P2"><text:span text:style-name="T1">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_1" draw:style-name="gr28" draw:text-style-name="P16" draw:layer="layout" svg:width="7.101cm" svg:height="1.013cm" svg:x="10.399cm" svg:y="8.487cm">
          <text:p text:style-name="P13"><text:span text:style-name="T1">CADASTRO DE USU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1" draw:layer="layout" svg:width="21cm" svg:height="1.5cm" svg:x="2.5cm" svg:y="5cm">
          <text:p text:style-name="P11">Dashboard de Navegação após login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8.5cm" svg:height="3.5cm" svg:x="4cm" svg:y="12.5cm">
          <text:p text:style-name="P11">Lista de Usuarios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2cm" svg:height="1.673cm" svg:x="8.5cm" svg:y="1cm">
          <draw:text-box>
            <text:p>Painel para adicionar Administradores</text:p>
          </draw:text-box>
        </draw:frame>
        <presentation:notes draw:style-name="dp3">
          <draw:page-thumbnail draw:style-name="gr7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28">28/11/21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28">28/11/21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1">
      <draw:frame draw:name="Espaço Reservado para Data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28">28/11/21</text:date></text:span></text:p>
        </draw:text-box>
      </draw:frame>
      <draw:frame draw:name="Espaço Reservado para Rodapé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Adriano</meta:initial-creator>
    <meta:editing-cycles>25</meta:editing-cycles>
    <meta:creation-date>2021-04-21T19:30:43</meta:creation-date>
    <dc:date>2021-11-28T18:30:26.868000000</dc:date>
    <meta:editing-duration>PT1H2M29S</meta:editing-duration>
    <meta:generator>LibreOffice/7.1.7.2$Windows_X86_64 LibreOffice_project/c6a4e3954236145e2acb0b65f68614365aeee33f</meta:generator>
    <meta:document-statistic meta:object-count="122"/>
    <meta:user-defined meta:name="AppVersion">14.0000</meta:user-defined>
    <meta:user-defined meta:name="PresentationFormat">Apresentação na tela (4:3)</meta:user-defined>
    <meta:user-defined meta:name="Slides" meta:value-type="float">7</meta:user-defined>
  </office:meta>
</office:document-meta>
</file>